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18cm" svg:stroke-color="#a5a5a5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solid" svg:stroke-width="0.018cm" svg:stroke-color="#a5a5a5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solid" svg:stroke-width="0.018cm" svg:stroke-color="#a5a5a5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18cm" svg:stroke-color="#a5a5a5" draw:stroke-linejoin="miter" svg:stroke-linecap="butt" draw:fill="solid" draw:fill-color="#ffff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deebf7" loext:fill-theme-color="accent5" loext:fill-color-lum-mod="20%" loext:fill-color-lum-off="8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068cm" fo:min-width="1.93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102cm" fo:min-width="3.355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gradient" draw:fill-gradient-name="Gradient_20_1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6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solid" draw:fill-color="#deebf7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ru" fo:country="RU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VC&#10;(model-view-controller)" draw:style-name="dp1" draw:master-page-name="Title_20_Slide" presentation:presentation-page-layout-name="AL1T1">
        <draw:frame draw:name="PlaceHolder 1" presentation:style-name="pr1" draw:text-style-name="P2" draw:layer="layout" svg:width="25.398cm" svg:height="1.226cm" svg:x="5.364cm" svg:y="4.989cm" presentation:class="title" presentation:user-transformed="true">
          <draw:text-box>
            <text:p text:style-name="P1"><text:span text:style-name="T1">MVC</text:span><text:span text:style-name="T2"><text:line-break/></text:span><text:span text:style-name="T1">(model</text:span><text:span text:style-name="T3">-</text:span><text:span text:style-name="T1">view</text:span><text:span text:style-name="T3">-</text:span><text:span text:style-name="T1">controller)</text:span></text:p>
          </draw:text-box>
        </draw:frame>
        <draw:custom-shape draw:name="Прямоугольник 3" draw:style-name="gr1" draw:text-style-name="P4" draw:layer="layout" svg:width="3.04cm" svg:height="1.226cm" svg:x="10.858cm" svg:y="7.037cm">
          <text:p text:style-name="P3"><text:span text:style-name="T4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2" draw:text-style-name="P4" draw:layer="layout" svg:width="3.04cm" svg:height="1.226cm" svg:x="18.064cm" svg:y="7.037cm">
          <text:p text:style-name="P3"><text:span text:style-name="T4">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gr3" draw:text-style-name="P4" draw:layer="layout" svg:width="4.352cm" svg:height="1.226cm" svg:x="13.947cm" svg:y="10.736cm">
          <text:p text:style-name="P3"><text:span text:style-name="T4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: вправо 13" draw:style-name="gr4" draw:text-style-name="P5" draw:layer="layout" svg:width="2.615cm" svg:height="0.703cm" draw:transform="rotate (-2.23192704745035) translate (14.9cm 8.643cm)">
          <text:p text:style-name="P3"><text:span text:style-name="T5"/></text:p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Стрелка: вправо 14" draw:style-name="gr4" draw:text-style-name="P5" draw:layer="layout" svg:width="2.615cm" svg:height="0.703cm" draw:transform="rotate (-0.980351440845215) translate (18.093cm 8.166cm)">
          <text:p text:style-name="P3"><text:span text:style-name="T5"/></text:p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Стрелка: вправо 15" draw:style-name="gr4" draw:text-style-name="P5" draw:layer="layout" svg:width="2.614cm" svg:height="0.702cm" draw:transform="rotate (2.15617975791379) translate (17.485cm 10.641cm)">
          <text:p text:style-name="P3"><text:span text:style-name="T5"/></text:p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Прямоугольник 16" draw:style-name="gr5" draw:text-style-name="P6" draw:layer="layout" svg:width="3.04cm" svg:height="1.226cm" svg:x="22cm" svg:y="10.713cm">
          <text:p text:style-name="P3"><text:span text:style-name="T4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: вправо 17" draw:style-name="gr6" draw:text-style-name="P7" draw:layer="layout" svg:width="2.615cm" svg:height="0.756cm" draw:transform="rotate (-3.14159265358979) translate (21.459cm 11.217cm)">
          <text:p text:style-name="P3"><text:span text:style-name="T5"/></text:p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Стрелка: вправо 18" draw:style-name="gr6" draw:text-style-name="P7" draw:layer="layout" svg:width="2.615cm" svg:height="0.703cm" svg:x="18.842cm" svg:y="11.402cm">
          <text:p text:style-name="P3"><text:span text:style-name="T5"/></text:p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20" draw:style-name="gr7" draw:text-style-name="P9" draw:layer="layout" svg:width="1.907cm" svg:height="1.011cm" svg:x="19.372cm" svg:y="10.772cm">
          <text:p text:style-name="P8"><text:span text:style-name="T6">ht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8" draw:text-style-name="P9" draw:layer="layout" svg:width="3.021cm" svg:height="1.433cm" svg:x="12.854cm" svg:y="8.89cm">
          <text:p text:style-name="P8"><text:span text:style-name="T7">Controller </text:span></text:p>
          <text:p text:style-name="P8"><text:span text:style-name="T7">get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9" draw:text-style-name="P9" draw:layer="layout" svg:width="4.448cm" svg:height="0.841cm" svg:x="14.179cm" svg:y="8.049cm">
          <text:p text:style-name="P8"><text:span text:style-name="T7">View get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0" draw:text-style-name="P9" draw:layer="layout" svg:width="6.136cm" svg:height="0.841cm" svg:x="18.415cm" svg:y="8.991cm">
          <text:p text:style-name="P8"><text:span text:style-name="T7">Controller get 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трелка: вправо 1" draw:style-name="gr11" draw:text-style-name="P5" draw:layer="layout" svg:width="2.614cm" svg:height="0.702cm" draw:transform="rotate (3.12658282202264) translate (17.227cm 8.04cm)">
          <text:p/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Стрелка: вправо 2" draw:style-name="gr12" draw:text-style-name="P5" draw:layer="layout" svg:width="4.03cm" svg:height="0.703cm" draw:transform="rotate (0.934274748592565) translate (10.878cm 11.526cm)">
          <text:p/>
          <draw:enhanced-geometry draw:mirror-horizontal="false" draw:mirror-vertical="tru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" draw:style-name="gr13" draw:text-style-name="P9" draw:layer="layout" svg:width="4.445cm" svg:height="3.211cm" svg:x="8.89cm" svg:y="8.734cm">
          <text:p text:style-name="P8"><text:span text:style-name="T7">Model</text:span></text:p>
          <text:p text:style-name="P8"><text:span text:style-name="T7">get commands and info for change own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1d1d1" draw:end-color="#c7c7c7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Тема Office">
        <loext:color-table loext:name="Стандартная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1.428cm" svg:height="1.012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8" draw:layer="backgroundobjects" svg:width="7.618cm" svg:height="1.012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8" draw:layer="backgroundobjects" svg:width="7.618cm" svg:height="1.012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3:08:02</meta:creation-date>
    <meta:initial-creator>Усов Віталій Олександрович</meta:initial-creator>
    <dc:language>en-US</dc:language>
    <dc:date>2023-07-14T18:00:59.901305313</dc:date>
    <meta:editing-cycles>8</meta:editing-cycles>
    <dc:title>MVC (model-view-controller)</dc:title>
    <meta:editing-duration>PT1H18M17S</meta:editing-duration>
    <meta:generator>LibreOffice/7.5.4.2$Linux_X86_64 LibreOffice_project/f5df176c80caea84288e6d2ddbbc413e4968a422</meta:generator>
    <meta:document-statistic meta:object-count="39"/>
    <meta:user-defined meta:name="AppVersion">15.0000</meta:user-defined>
    <meta:user-defined meta:name="PresentationFormat">Широкоэкранный</meta:user-defined>
    <meta:user-defined meta:name="Slides" meta:value-type="float">1</meta:user-defined>
  </office:meta>
</office:document-meta>
</file>